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01_12-01-40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2.229003 E-139-34-40.151367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01_15-37-44_000.jpg</text:p>
          </table:table-cell>
          <table:table-cell table:style-name="ce19" office:value-type="string">
            <text:p>:m RES 1*5 / free# JVEMV6 68#_53:1 / 68. theoretical-physics(tp) / w=単射,topics=~,other=?+:単射したあとの元の集合は、部分群か;orig+,s=~,i=~,doc=r-3-3~39#3</text:p>
          </table:table-cell>
          <table:table-cell table:style-name="ce19"/>
          <table:table-cell table:style-name="ce4"/>
          <table:table-cell table:style-name="ce4" office:value-type="string">
            <text:p>N-35-35-28.189086 E-139-34-49.434814</text:p>
          </table:table-cell>
          <table:table-cell table:style-name="ce38" table:formula="of:=IF([.E3]=&quot;&quot;;[.C3];CONCATENATE([.C3];&quot; / &quot;;[.E3]))" office:value-type="string" office:string-value=":m RES 1*5 / free# JVEMV6 68#_53:1 / 68. theoretical-physics(tp) / w=単射,topics=~,other=?+:単射したあとの元の集合は、部分群か;orig+,s=~,i=~,doc=r-3-3~39#3">
            <text:p>:m RES 1*5 / free# JVEMV6 68#_53:1 / 68. theoretical-physics(tp) / w=単射,topics=~,other=?+:単射したあとの元の集合は、部分群か;orig+,s=~,i=~,doc=r-3-3~39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01_15-38-04_000.jpg</text:p>
          </table:table-cell>
          <table:table-cell table:style-name="ce19" office:value-type="string">
            <text:p>:m RES 2*5 / free# JVEMV6 68#_53:1 / 68. theoretical-physics(tp) / w=全射；,topics=~,other=orig+;?+:(cosθ+isinθ),s=~,i=~,doc=r-3-3~39#3.3</text:p>
          </table:table-cell>
          <table:table-cell table:style-name="ce19"/>
          <table:table-cell table:style-name="ce4"/>
          <table:table-cell table:style-name="ce4" office:value-type="string">
            <text:p>N-35-35-24.206542 E-139-34-55.037841</text:p>
          </table:table-cell>
          <table:table-cell table:style-name="ce38" table:formula="of:=IF([.E4]=&quot;&quot;;[.C4];CONCATENATE([.C4];&quot; / &quot;;[.E4]))" office:value-type="string" office:string-value=":m RES 2*5 / free# JVEMV6 68#_53:1 / 68. theoretical-physics(tp) / w=全射；,topics=~,other=orig+;?+:(cosθ+isinθ),s=~,i=~,doc=r-3-3~39#3.3">
            <text:p>:m RES 2*5 / free# JVEMV6 68#_53:1 / 68. theoretical-physics(tp) / w=全射；,topics=~,other=orig+;?+:(cosθ+isinθ),s=~,i=~,doc=r-3-3~39#3.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01_15-38-27_000.jpg</text:p>
          </table:table-cell>
          <table:table-cell table:style-name="ce19" office:value-type="string">
            <text:p>:m RES 3*5 / free# JVEMV6 68#_53:1 / 68. theoretical-physics(tp) / w=同型写像;カーネル；核,topics=~,other=~,s=~,i=~,doc=r-3-3~39#4</text:p>
          </table:table-cell>
          <table:table-cell table:style-name="ce19"/>
          <table:table-cell table:style-name="ce4"/>
          <table:table-cell table:style-name="ce4" office:value-type="string">
            <text:p>N-35-35-24.206542 E-139-34-55.037841</text:p>
          </table:table-cell>
          <table:table-cell table:style-name="ce38" table:formula="of:=IF([.E5]=&quot;&quot;;[.C5];CONCATENATE([.C5];&quot; / &quot;;[.E5]))" office:value-type="string" office:string-value=":m RES 3*5 / free# JVEMV6 68#_53:1 / 68. theoretical-physics(tp) / w=同型写像;カーネル；核,topics=~,other=~,s=~,i=~,doc=r-3-3~39#4">
            <text:p>:m RES 3*5 / free# JVEMV6 68#_53:1 / 68. theoretical-physics(tp) / w=同型写像;カーネル；核,topics=~,other=~,s=~,i=~,doc=r-3-3~39#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8-01_15-38-50_000.jpg</text:p>
          </table:table-cell>
          <table:table-cell table:style-name="ce19" office:value-type="string">
            <text:p>:m RES 4*5 / free# JVEMV6 68#_53:1 / 68. theoretical-physics(tp) / w=カーネル,topics=~,other=orig+,s=~,i=~,doc=r-3-3~39#6.2</text:p>
          </table:table-cell>
          <table:table-cell table:style-name="ce19"/>
          <table:table-cell table:style-name="ce4"/>
          <table:table-cell table:style-name="ce4" office:value-type="string">
            <text:p>N-35-35-29.38385 E-139-34-50.368652</text:p>
          </table:table-cell>
          <table:table-cell table:style-name="ce38" table:formula="of:=IF([.E6]=&quot;&quot;;[.C6];CONCATENATE([.C6];&quot; / &quot;;[.E6]))" office:value-type="string" office:string-value=":m RES 4*5 / free# JVEMV6 68#_53:1 / 68. theoretical-physics(tp) / w=カーネル,topics=~,other=orig+,s=~,i=~,doc=r-3-3~39#6.2">
            <text:p>:m RES 4*5 / free# JVEMV6 68#_53:1 / 68. theoretical-physics(tp) / w=カーネル,topics=~,other=orig+,s=~,i=~,doc=r-3-3~39#6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01_15-39-27_000.jpg</text:p>
          </table:table-cell>
          <table:table-cell table:style-name="ce19" office:value-type="string">
            <text:p>:m RES 5*5 / free# JVEMV6 68#_53:1 / 68. theoretical-physics(tp) / w=正規部分群,topics=~,other=~,s=~,i=~,doc=r-3-3~39#6.2</text:p>
          </table:table-cell>
          <table:table-cell table:style-name="ce19"/>
          <table:table-cell table:style-name="ce4"/>
          <table:table-cell table:style-name="ce4" office:value-type="string">
            <text:p>N-35-35-24.206542 E-139-34-55.037841</text:p>
          </table:table-cell>
          <table:table-cell table:style-name="ce38" table:formula="of:=IF([.E7]=&quot;&quot;;[.C7];CONCATENATE([.C7];&quot; / &quot;;[.E7]))" office:value-type="string" office:string-value=":m RES 5*5 / free# JVEMV6 68#_53:1 / 68. theoretical-physics(tp) / w=正規部分群,topics=~,other=~,s=~,i=~,doc=r-3-3~39#6.2">
            <text:p>:m RES 5*5 / free# JVEMV6 68#_53:1 / 68. theoretical-physics(tp) / w=正規部分群,topics=~,other=~,s=~,i=~,doc=r-3-3~39#6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01_18-05-52_000.jpg</text:p>
          </table:table-cell>
          <table:table-cell table:style-name="ce19" office:value-type="string">
            <text:p>:m RES 1*1 / free# JVEMV6 68#_53:2 / 68. theoretical-physics(tp) / w=同型写像；G/K,topics=~,other=~,s=~,i=~,doc=r-3-3~40</text:p>
          </table:table-cell>
          <table:table-cell table:style-name="ce19"/>
          <table:table-cell table:style-name="ce4"/>
          <table:table-cell table:style-name="ce4" office:value-type="string">
            <text:p>N-35-35-24.61853 E-139-34-55.092773</text:p>
          </table:table-cell>
          <table:table-cell table:style-name="ce38" table:formula="of:=IF([.E8]=&quot;&quot;;[.C8];CONCATENATE([.C8];&quot; / &quot;;[.E8]))" office:value-type="string" office:string-value=":m RES 1*1 / free# JVEMV6 68#_53:2 / 68. theoretical-physics(tp) / w=同型写像；G/K,topics=~,other=~,s=~,i=~,doc=r-3-3~40">
            <text:p>:m RES 1*1 / free# JVEMV6 68#_53:2 / 68. theoretical-physics(tp) / w=同型写像；G/K,topics=~,other=~,s=~,i=~,doc=r-3-3~4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01_20-37-31_000.jpg</text:p>
          </table:table-cell>
          <table:table-cell table:style-name="ce17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02_05-52-50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10]=&quot;&quot;;[.C10];CONCATENATE([.C10];&quot; / &quot;;[.E10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8-02_05-53-12_000.jpg</text:p>
          </table:table-cell>
          <table:table-cell table:style-name="ce19" office:value-type="string">
            <text:p>:PHOTO 記録用 / @自室前：ベランダ / target=種（たね） occasion=花が咲いた species=カボチャ,id=2021-06-23_14-29-35_000.jpg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11]=&quot;&quot;;[.C11];CONCATENATE([.C11];&quot; / &quot;;[.E11]))" office:value-type="string" office:string-value=":PHOTO 記録用 / @自室前：ベランダ / target=種（たね） occasion=花が咲いた species=カボチャ,id=2021-06-23_14-29-35_000.jpg">
            <text:p>:PHOTO 記録用 / @自室前：ベランダ / target=種（たね） occasion=花が咲いた species=カボチャ,id=2021-06-23_14-29-35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8-02_05-58-00_000.jpg</text:p>
          </table:table-cell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/>
          <table:table-cell table:style-name="ce4" office:value-type="string">
            <text:p>N-35-35-24.851989 E-139-36-9.799804</text:p>
          </table:table-cell>
          <table:table-cell table:style-name="ce38" table:formula="of:=IF([.E12]=&quot;&quot;;[.C12];CONCATENATE([.C12];&quot; / &quot;;[.E1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用 / @自室前：ベランダ / target=種（たね） occasion=花が咲いた species=カボチャ,id=2021-06-23_14-29-35_000.jpg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5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2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2">2021/08/02</text:date>, <text:time>07:15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02T07:15:32</dc:date>
    <dc:creator>iwabuchi ken</dc:creator>
    <meta:editing-duration>P35DT12H12M37S</meta:editing-duration>
    <meta:editing-cycles>13050</meta:editing-cycles>
    <meta:document-statistic meta:table-count="1" meta:cell-count="431" meta:object-count="0"/>
  </office:meta>
</office:document-meta>
</file>